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4654872" text:id="ct2946548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05639347621354649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0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0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0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0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0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0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0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0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0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0">/] <office:annotation office:name="__Annotation__1923_484518897"><dc:creator>iwabuchi ken</dc:creator><dc:date>2020-05-04T13:08:16.43</dc:date><text:p text:style-name="P33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3070_799772361"><dc:creator>iwabuchi ken</dc:creator><dc:date>2020-05-05T09:43:34.43</dc:date><text:p text:style-name="P33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0">/] <office:annotation office:name="__Annotation__3098_799772361"><dc:creator>iwabuchi ken</dc:creator><dc:date>2020-05-05T10:13:42.43</dc:date><text:p text:style-name="P33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1666_1309051837"><dc:creator>iwabuchi ken</dc:creator><dc:date>2020-05-06T08:58:14.43</dc:date><text:p text:style-name="P33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0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6846_106191355"><dc:creator>iwabuchi ken</dc:creator><dc:date>2020-05-07T14:44:51.45</dc:date><text:p text:style-name="P33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0">/] <office:annotation office:name="__Annotation__6879_106191355"><dc:creator>iwabuchi ken</dc:creator><dc:date>2020-05-07T14:58:47.45</dc:date><text:p text:style-name="P33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0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0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0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0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0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0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0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0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0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0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0">/] 20200521_14312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0">/] 20200522_123041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0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0">/] XXX 20200524_1053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0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9">@@@</text:p>
          </table:table-cell>
        </table:table-row>
        <table:table-row>
          <table:table-cell table:style-name="表29.A2" office:value-type="string">
            <text:p text:style-name="P20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0">/] XXX 20200526_123827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וִישָׁרִים, לְמֹצְאֵי דָעַת.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294654872"/></text:p>
      <text:p text:style-name="P7">------------------------------------------------------------</text:p>
      <text:p text:style-name="P7">[XXX] </text:p>
      <text:p text:style-name="P16"/>
      <text:p text:style-name="P9"><text:soft-page-break/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619262025778124044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7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><text:soft-page-break/></text:p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6T12:40:49.33</dc:date>
    <dc:creator>iwabuchi ken</dc:creator>
    <meta:editing-duration>P5DT23H25M25S</meta:editing-duration>
    <meta:editing-cycles>402</meta:editing-cycles>
    <meta:generator>OpenOffice/4.1.3$Win32 OpenOffice.org_project/413m1$Build-9783</meta:generator>
    <meta:document-statistic meta:table-count="9" meta:image-count="0" meta:object-count="0" meta:page-count="38" meta:paragraph-count="942" meta:word-count="5271" meta:character-count="25924"/>
  </office:meta>
</office:document-meta>
</file>